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DistribuiçãoDePontos" style:family="table">
      <style:table-properties style:width="17cm" table:align="center" fo:background-color="transparent" style:may-break-between-rows="true" table:border-model="collapsing">
        <style:background-image/>
      </style:table-properties>
    </style:style>
    <style:style style:name="DistribuiçãoDePontos.A" style:family="table-column">
      <style:table-column-properties style:column-width="5.666cm"/>
    </style:style>
    <style:style style:name="DistribuiçãoDePontos.B" style:family="table-column">
      <style:table-column-properties style:column-width="5.667cm"/>
    </style:style>
    <style:style style:name="DistribuiçãoDePontos.1" style:family="table-row">
      <style:table-row-properties fo:background-color="transparent">
        <style:background-image/>
      </style:table-row-properties>
    </style:style>
    <style:style style:name="DistribuiçãoDePonto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DistribuiçãoDePontos.2" style:family="table-row">
      <style:table-row-properties fo:background-color="transparent" fo:keep-together="auto">
        <style:background-image/>
      </style:table-row-properties>
    </style:style>
    <style:style style:name="DistribuiçãoDePonto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C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fd5bc" officeooo:paragraph-rsid="000fd5bc"/>
    </style:style>
    <style:style style:name="P2" style:family="paragraph" style:parent-style-name="Standard">
      <style:text-properties officeooo:rsid="000fd5bc" officeooo:paragraph-rsid="0013a754"/>
    </style:style>
    <style:style style:name="P3" style:family="paragraph" style:parent-style-name="Standard">
      <style:text-properties officeooo:rsid="000fd5bc" officeooo:paragraph-rsid="00142699"/>
    </style:style>
    <style:style style:name="P4" style:family="paragraph" style:parent-style-name="Standard">
      <style:text-properties officeooo:rsid="0013a754" officeooo:paragraph-rsid="0013a754"/>
    </style:style>
    <style:style style:name="P5" style:family="paragraph" style:parent-style-name="Standard">
      <style:text-properties fo:font-weight="bold" officeooo:rsid="0011b540" officeooo:paragraph-rsid="0011b54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162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162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1bad2c" officeooo:paragraph-rsid="001bad2c"/>
    </style:style>
    <style:style style:name="P12" style:family="paragraph" style:parent-style-name="Standard">
      <style:text-properties officeooo:paragraph-rsid="0013a754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text-properties officeooo:paragraph-rsid="001bad2c"/>
    </style:style>
    <style:style style:name="P15" style:family="paragraph" style:parent-style-name="Heading_20_1">
      <style:paragraph-properties fo:text-align="center" style:justify-single-word="false"/>
      <style:text-properties officeooo:rsid="001bad2c" officeooo:paragraph-rsid="001bad2c"/>
    </style:style>
    <style:style style:name="P16" style:family="paragraph" style:parent-style-name="Standard" style:list-style-name="L1">
      <style:text-properties officeooo:rsid="0013a754" officeooo:paragraph-rsid="0013a754"/>
    </style:style>
    <style:style style:name="P17" style:family="paragraph" style:parent-style-name="Standard" style:list-style-name="L2">
      <style:text-properties officeooo:rsid="000fd5bc" officeooo:paragraph-rsid="000fd5bc"/>
    </style:style>
    <style:style style:name="P18" style:family="paragraph" style:parent-style-name="Standard" style:list-style-name="L3">
      <style:text-properties officeooo:rsid="000fd5bc" officeooo:paragraph-rsid="000fd5bc"/>
    </style:style>
    <style:style style:name="P19" style:family="paragraph" style:parent-style-name="Standard" style:list-style-name="L4">
      <style:text-properties officeooo:rsid="000fd5bc" officeooo:paragraph-rsid="000fd5bc"/>
    </style:style>
    <style:style style:name="P20" style:family="paragraph" style:parent-style-name="Standard" style:list-style-name="L5">
      <style:text-properties officeooo:rsid="000fd5bc" officeooo:paragraph-rsid="000fd5bc"/>
    </style:style>
    <style:style style:name="P21" style:family="paragraph" style:parent-style-name="Text_20_body">
      <style:text-properties officeooo:rsid="001e4acd" officeooo:paragraph-rsid="001e4acd"/>
    </style:style>
    <style:style style:name="P22" style:family="paragraph" style:parent-style-name="Text_20_body">
      <style:text-properties officeooo:rsid="001f2c9b" officeooo:paragraph-rsid="001f2c9b"/>
    </style:style>
    <style:style style:name="P23" style:family="paragraph" style:parent-style-name="Text_20_body" style:list-style-name="L6">
      <style:text-properties officeooo:rsid="001f2c9b" officeooo:paragraph-rsid="001f2c9b"/>
    </style:style>
    <style:style style:name="P24" style:family="paragraph" style:parent-style-name="Text_20_body">
      <style:text-properties officeooo:rsid="001fd064" officeooo:paragraph-rsid="001fd064"/>
    </style:style>
    <style:style style:name="P25" style:family="paragraph" style:parent-style-name="Text_20_body">
      <style:paragraph-properties fo:text-align="center" style:justify-single-word="false"/>
      <style:text-properties officeooo:rsid="001fd064" officeooo:paragraph-rsid="001fd064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fd064" officeooo:paragraph-rsid="001fd064" style:font-weight-asian="bold" style:font-weight-complex="bold"/>
    </style:style>
    <style:style style:name="P27" style:family="paragraph" style:parent-style-name="Text_20_body">
      <style:text-properties officeooo:rsid="00214ace" officeooo:paragraph-rsid="00214ace"/>
    </style:style>
    <style:style style:name="P28" style:family="paragraph" style:parent-style-name="Text_20_body" style:list-style-name="L7">
      <style:text-properties officeooo:rsid="00214ace" officeooo:paragraph-rsid="00214ace"/>
    </style:style>
    <style:style style:name="P29" style:family="paragraph" style:parent-style-name="Text_20_body" style:list-style-name="L7">
      <style:text-properties officeooo:rsid="0021e453" officeooo:paragraph-rsid="0021e453"/>
    </style:style>
    <style:style style:name="P30" style:family="paragraph" style:parent-style-name="Text_20_body">
      <style:text-properties officeooo:rsid="0021e453" officeooo:paragraph-rsid="0021e453"/>
    </style:style>
    <style:style style:name="P31" style:family="paragraph" style:parent-style-name="Text_20_body">
      <style:text-properties officeooo:rsid="00234d05" officeooo:paragraph-rsid="00234d05"/>
    </style:style>
    <style:style style:name="P32" style:family="paragraph" style:parent-style-name="Text_20_body" style:list-style-name="L8">
      <style:text-properties officeooo:rsid="00234d05" officeooo:paragraph-rsid="00234d05"/>
    </style:style>
    <style:style style:name="P33" style:family="paragraph" style:parent-style-name="Text_20_body" style:list-style-name="L9">
      <style:text-properties officeooo:rsid="0023fee1" officeooo:paragraph-rsid="0023fee1"/>
    </style:style>
    <style:style style:name="P34" style:family="paragraph" style:parent-style-name="Text_20_body" style:list-style-name="L9">
      <style:text-properties officeooo:rsid="0024a8c1" officeooo:paragraph-rsid="0024a8c1"/>
    </style:style>
    <style:style style:name="P35" style:family="paragraph" style:parent-style-name="Text_20_body">
      <style:text-properties officeooo:rsid="0024a8c1" officeooo:paragraph-rsid="0024a8c1"/>
    </style:style>
    <style:style style:name="T1" style:family="text">
      <style:text-properties officeooo:rsid="001426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4ace" style:font-weight-asian="bold" style:font-weight-complex="bold"/>
    </style:style>
    <style:style style:name="T4" style:family="text">
      <style:text-properties fo:font-weight="bold" officeooo:rsid="0024a8c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officeooo:rsid="001e4ac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4ace" style:font-weight-asian="normal" style:font-weight-complex="normal"/>
    </style:style>
    <style:style style:name="T10" style:family="text">
      <style:text-properties fo:font-weight="normal" officeooo:rsid="0021e453" style:font-weight-asian="normal" style:font-weight-complex="normal"/>
    </style:style>
    <style:style style:name="T11" style:family="text">
      <style:text-properties fo:font-weight="normal" officeooo:rsid="00234d05" style:font-weight-asian="normal" style:font-weight-complex="normal"/>
    </style:style>
    <style:style style:name="T12" style:family="text">
      <style:text-properties fo:font-weight="normal" officeooo:rsid="0023fee1" style:font-weight-asian="normal" style:font-weight-complex="normal"/>
    </style:style>
    <style:style style:name="T13" style:family="text">
      <style:text-properties fo:font-weight="normal" officeooo:rsid="0024a8c1" style:font-weight-asian="normal" style:font-weight-complex="normal"/>
    </style:style>
    <style:style style:name="T14" style:family="text">
      <style:text-properties officeooo:rsid="001fd064"/>
    </style:style>
    <style:style style:name="T15" style:family="text">
      <style:text-properties officeooo:rsid="0020cddf"/>
    </style:style>
    <style:style style:name="T16" style:family="text">
      <style:text-properties officeooo:rsid="00214ace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OMETRIA ANALÍTICA E ÁLGEBRA LINEAR</text:p>
      <text:p text:style-name="Text_20_body"/>
      <text:p text:style-name="P1"><text:span text:style-name="T2">Professor:</text:span> João Ricardo</text:p>
      <text:p text:style-name="P1"><text:span text:style-name="T2">Pré-requisitos:</text:span> <text:span text:style-name="T5">Ensino Médio, Cálculo I</text:span></text:p>
      <text:p text:style-name="P1"/>
      <text:p text:style-name="P5">Objetivos da Disciplina:</text:p>
      <text:list xml:id="list3507594973" text:style-name="L1">
        <text:list-item>
          <text:p text:style-name="P16">Introduzir as noções básicas de Geometria Analítica;</text:p>
        </text:list-item>
        <text:list-item>
          <text:p text:style-name="P16">Trabalhar com o conceito da Álgebra Linear e suas aplicações.</text:p>
        </text:list-item>
      </text:list>
      <text:p text:style-name="P1"/>
      <text:p text:style-name="P4"><text:span text:style-name="T2">Código da Disciplina – Plataforma Khan Academy:</text:span> EGGE9MV</text:p>
      <text:p text:style-name="P2"/>
      <text:h text:style-name="P13" text:outline-level="1"><text:bookmark-start text:name="__RefHeading___Toc477_2498704596"/>CRONOGRAMA<text:bookmark-end text:name="__RefHeading___Toc477_2498704596"/></text:h>
      <text:p text:style-name="P1">1 – Geometria Analítica</text:p>
      <text:list xml:id="list3142264293" text:style-name="L2">
        <text:list-item>
          <text:p text:style-name="P17">Pontos, Coordenadas e Distâncias</text:p>
        </text:list-item>
        <text:list-item>
          <text:p text:style-name="P17">Vetores</text:p>
          <text:list>
            <text:list-item>
              <text:p text:style-name="P17">Tratamento Geométrico</text:p>
            </text:list-item>
            <text:list-item>
              <text:p text:style-name="P17">Tratamento Algébrico</text:p>
            </text:list-item>
          </text:list>
        </text:list-item>
        <text:list-item>
          <text:p text:style-name="P17">Operações</text:p>
        </text:list-item>
        <text:list-item>
          <text:p text:style-name="P17">Produtos Entre Vetores</text:p>
        </text:list-item>
        <text:list-item>
          <text:p text:style-name="P17">Retas</text:p>
        </text:list-item>
        <text:list-item>
          <text:p text:style-name="P17">Planos</text:p>
        </text:list-item>
      </text:list>
      <text:p text:style-name="P1">2 – Cônicas</text:p>
      <text:list xml:id="list39595856" text:style-name="L3">
        <text:list-item>
          <text:p text:style-name="P18">Parábolas</text:p>
        </text:list-item>
        <text:list-item>
          <text:p text:style-name="P18">Elipses</text:p>
        </text:list-item>
        <text:list-item>
          <text:p text:style-name="P18">Hipérboles</text:p>
        </text:list-item>
      </text:list>
      <text:p text:style-name="P1">3 – Matrize</text:p>
      <text:list xml:id="list801193751" text:style-name="L4">
        <text:list-item>
          <text:p text:style-name="P19">Definição</text:p>
        </text:list-item>
        <text:list-item>
          <text:p text:style-name="P19">Operações</text:p>
        </text:list-item>
        <text:list-item>
          <text:p text:style-name="P19">Sistemas Lineares</text:p>
        </text:list-item>
        <text:list-item>
          <text:p text:style-name="P19">Inversas</text:p>
        </text:list-item>
        <text:list-item>
          <text:p text:style-name="P19">Determinante</text:p>
        </text:list-item>
      </text:list>
      <text:p text:style-name="P1">4 – Álgebra Linear</text:p>
      <text:list xml:id="list470160941" text:style-name="L5">
        <text:list-item>
          <text:p text:style-name="P20">Espaços Vetoriais</text:p>
        </text:list-item>
        <text:list-item>
          <text:p text:style-name="P20">Espaço Gerado</text:p>
        </text:list-item>
        <text:list-item>
          <text:p text:style-name="P20">LI <text:s/>e LD</text:p>
        </text:list-item>
        <text:list-item>
          <text:p text:style-name="P20">Base e Dimensão</text:p>
        </text:list-item>
        <text:list-item>
          <text:p text:style-name="P20">Transformação Linear</text:p>
        </text:list-item>
        <text:list-item>
          <text:p text:style-name="P20">Diagonalização</text:p>
        </text:list-item>
      </text:list>
      <text:p text:style-name="P1"/>
      <text:h text:style-name="P13" text:outline-level="1"><text:bookmark-start text:name="__RefHeading___Toc479_2498704596"/>AVALIAÇÕES<text:bookmark-end text:name="__RefHeading___Toc479_2498704596"/></text:h>
      <table:table table:name="DistribuiçãoDePontos" table:style-name="DistribuiçãoDePontos" table:template-name="Simple Grid Rows">
        <table:table-column table:style-name="DistribuiçãoDePontos.A"/>
        <table:table-column table:style-name="DistribuiçãoDePontos.B" table:number-columns-repeated="2"/>
        <table:table-row table:style-name="DistribuiçãoDePontos.1">
          <table:table-cell table:style-name="DistribuiçãoDePontos.A1" office:value-type="string">
            <text:p text:style-name="P7">NOME</text:p>
          </table:table-cell>
          <table:table-cell table:style-name="DistribuiçãoDePontos.A1" office:value-type="string">
            <text:p text:style-name="P7">PONTOS</text:p>
          </table:table-cell>
          <table:table-cell table:style-name="DistribuiçãoDePontos.A1" office:value-type="string">
            <text:p text:style-name="P7">DESCRIÇÃO</text:p>
          </table:table-cell>
        </table:table-row>
        <table:table-row table:style-name="DistribuiçãoDePontos.2">
          <table:table-cell table:style-name="DistribuiçãoDePontos.A2" office:value-type="string">
            <text:p text:style-name="P6">1° Avaliação</text:p>
          </table:table-cell>
          <table:table-cell table:style-name="DistribuiçãoDePontos.A2" office:value-type="string">
            <text:p text:style-name="P6">25 pontos</text:p>
          </table:table-cell>
          <table:table-cell table:style-name="DistribuiçãoDePontos.A2" office:value-type="string">
            <text:p text:style-name="P6">Item 1</text:p>
          </table:table-cell>
        </table:table-row>
        <table:table-row table:style-name="DistribuiçãoDePontos.2">
          <table:table-cell table:style-name="DistribuiçãoDePontos.A3" office:value-type="string">
            <text:p text:style-name="P6">2° Avaliação</text:p>
          </table:table-cell>
          <table:table-cell table:style-name="DistribuiçãoDePontos.A3" office:value-type="string">
            <text:p text:style-name="P6">25 pontos</text:p>
          </table:table-cell>
          <table:table-cell table:style-name="DistribuiçãoDePontos.A3" office:value-type="string">
            <text:p text:style-name="P6">Item 1 + Item 2</text:p>
          </table:table-cell>
        </table:table-row>
        <text:soft-page-break/>
        <table:table-row table:style-name="DistribuiçãoDePontos.2">
          <table:table-cell table:style-name="DistribuiçãoDePontos.A2" office:value-type="string">
            <text:p text:style-name="P6">3° Avaliação</text:p>
          </table:table-cell>
          <table:table-cell table:style-name="DistribuiçãoDePontos.A2" office:value-type="string">
            <text:p text:style-name="P6">25 pontos</text:p>
          </table:table-cell>
          <table:table-cell table:style-name="DistribuiçãoDePontos.A2" office:value-type="string">
            <text:p text:style-name="P6">Item 3 + Item 4</text:p>
          </table:table-cell>
        </table:table-row>
        <table:table-row table:style-name="DistribuiçãoDePontos.2">
          <table:table-cell table:style-name="DistribuiçãoDePontos.A3" table:number-rows-spanned="3" office:value-type="string">
            <text:p text:style-name="P6">Trabalhos</text:p>
          </table:table-cell>
          <table:table-cell table:style-name="DistribuiçãoDePontos.A3" table:number-rows-spanned="3" office:value-type="string">
            <text:p text:style-name="P6">25 pontos</text:p>
          </table:table-cell>
          <table:table-cell table:style-name="DistribuiçãoDePontos.A3" office:value-type="string">
            <text:p text:style-name="P6">Atividades Plataforma Khan Academy</text:p>
          </table:table-cell>
        </table:table-row>
        <table:table-row table:style-name="DistribuiçãoDePontos.2">
          <table:covered-table-cell table:style-name="DistribuiçãoDePontos.A3"/>
          <table:covered-table-cell table:style-name="DistribuiçãoDePontos.A3"/>
          <table:table-cell table:style-name="DistribuiçãoDePontos.A2" office:value-type="string">
            <text:p text:style-name="P6">Trabalho Computacional</text:p>
          </table:table-cell>
        </table:table-row>
        <table:table-row table:style-name="DistribuiçãoDePontos.1">
          <table:covered-table-cell table:style-name="DistribuiçãoDePontos.A3"/>
          <table:covered-table-cell table:style-name="DistribuiçãoDePontos.A3"/>
          <table:table-cell table:style-name="DistribuiçãoDePontos.C7" office:value-type="string">
            <text:p text:style-name="P6">Atividades Presenciais</text:p>
          </table:table-cell>
        </table:table-row>
      </table:table>
      <text:p text:style-name="P4"/>
      <text:h text:style-name="P13" text:outline-level="1"><text:bookmark-start text:name="__RefHeading___Toc481_2498704596"/>BIBLIOGRAFIA<text:bookmark-end text:name="__RefHeading___Toc481_2498704596"/></text:h>
      <text:p text:style-name="P4">WINTERLE, Paulo. <text:span text:style-name="T2">Vetores e geometria analítica</text:span>. 2. ed. São Paulo: Pearson Education do Brasil, 2014. xii, 242 p. ISBN 9788543002392.</text:p>
      <text:p text:style-name="P4"/>
      <text:p text:style-name="P4">ANTON, Howard; RORRES, Chris. <text:span text:style-name="T2">Álgebra linear: com aplicações</text:span>. 10. ed. Porto Alegre: Bookman, 2012. xv, 768 p. ISBN 9788540701694. </text:p>
      <text:p text:style-name="P12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"><text:a xlink:type="simple" xlink:href="#__RefHeading___Toc477_2498704596" text:style-name="Index_20_Link" text:visited-style-name="Index_20_Link">CRONOGRAMA<text:tab/>1</text:a></text:p>
          <text:p text:style-name="P8"><text:a xlink:type="simple" xlink:href="#__RefHeading___Toc479_2498704596" text:style-name="Index_20_Link" text:visited-style-name="Index_20_Link">AVALIAÇÕES<text:tab/>1</text:a></text:p>
          <text:p text:style-name="P8"><text:a xlink:type="simple" xlink:href="#__RefHeading___Toc481_2498704596" text:style-name="Index_20_Link" text:visited-style-name="Index_20_Link">BIBLIOGRAFIA<text:tab/>2</text:a></text:p>
          <text:p text:style-name="P8"><text:a xlink:type="simple" xlink:href="#__RefHeading___Toc483_2498704596" text:style-name="Index_20_Link" text:visited-style-name="Index_20_Link">1 Geometria Analítica<text:tab/>3</text:a></text:p>
          <text:p text:style-name="P9"><text:a xlink:type="simple" xlink:href="#__RefHeading___Toc485_2498704596" text:style-name="Index_20_Link" text:visited-style-name="Index_20_Link">1.1 Pontos, Coordenadas e Distâncias<text:tab/>3</text:a></text:p>
          <text:p text:style-name="P9"><text:a xlink:type="simple" xlink:href="#__RefHeading___Toc487_2498704596" text:style-name="Index_20_Link" text:visited-style-name="Index_20_Link">1.2 Vetores<text:tab/>3</text:a></text:p>
          <text:p text:style-name="P10"><text:a xlink:type="simple" xlink:href="#__RefHeading___Toc489_2498704596" text:style-name="Index_20_Link" text:visited-style-name="Index_20_Link">1.2.1 Tratamento Geométrico<text:tab/>3</text:a></text:p>
          <text:p text:style-name="P10"><text:a xlink:type="simple" xlink:href="#__RefHeading___Toc491_2498704596" text:style-name="Index_20_Link" text:visited-style-name="Index_20_Link">1.2.2 Tratamento Algébrico<text:tab/>3</text:a></text:p>
          <text:p text:style-name="P9"><text:a xlink:type="simple" xlink:href="#__RefHeading___Toc493_2498704596" text:style-name="Index_20_Link" text:visited-style-name="Index_20_Link">1.3 Operações<text:tab/>3</text:a></text:p>
          <text:p text:style-name="P9"><text:a xlink:type="simple" xlink:href="#__RefHeading___Toc495_2498704596" text:style-name="Index_20_Link" text:visited-style-name="Index_20_Link">1.4 Produtos Entre Vetores<text:tab/>3</text:a></text:p>
          <text:p text:style-name="P9"><text:a xlink:type="simple" xlink:href="#__RefHeading___Toc497_2498704596" text:style-name="Index_20_Link" text:visited-style-name="Index_20_Link">1.5 Retas<text:tab/>3</text:a></text:p>
          <text:p text:style-name="P9"><text:a xlink:type="simple" xlink:href="#__RefHeading___Toc499_2498704596" text:style-name="Index_20_Link" text:visited-style-name="Index_20_Link">1.6 Planos<text:tab/>3</text:a></text:p>
          <text:p text:style-name="P8"><text:a xlink:type="simple" xlink:href="#__RefHeading___Toc501_2498704596" text:style-name="Index_20_Link" text:visited-style-name="Index_20_Link">2 Cônicas<text:tab/>3</text:a></text:p>
          <text:p text:style-name="P9"><text:a xlink:type="simple" xlink:href="#__RefHeading___Toc503_2498704596" text:style-name="Index_20_Link" text:visited-style-name="Index_20_Link">2.1 Parábolas<text:tab/>3</text:a></text:p>
          <text:p text:style-name="P9"><text:a xlink:type="simple" xlink:href="#__RefHeading___Toc505_2498704596" text:style-name="Index_20_Link" text:visited-style-name="Index_20_Link">2.2 Elipses<text:tab/>3</text:a></text:p>
          <text:p text:style-name="P9"><text:a xlink:type="simple" xlink:href="#__RefHeading___Toc507_2498704596" text:style-name="Index_20_Link" text:visited-style-name="Index_20_Link">2.3 Hipérboles<text:tab/>3</text:a></text:p>
          <text:p text:style-name="P8"><text:a xlink:type="simple" xlink:href="#__RefHeading___Toc509_2498704596" text:style-name="Index_20_Link" text:visited-style-name="Index_20_Link">3 Matrizes<text:tab/>3</text:a></text:p>
          <text:p text:style-name="P9"><text:a xlink:type="simple" xlink:href="#__RefHeading___Toc511_2498704596" text:style-name="Index_20_Link" text:visited-style-name="Index_20_Link">3.1 Definição<text:tab/>3</text:a></text:p>
          <text:p text:style-name="P9"><text:a xlink:type="simple" xlink:href="#__RefHeading___Toc513_2498704596" text:style-name="Index_20_Link" text:visited-style-name="Index_20_Link">3.2 Operações<text:tab/>3</text:a></text:p>
          <text:p text:style-name="P9"><text:a xlink:type="simple" xlink:href="#__RefHeading___Toc515_2498704596" text:style-name="Index_20_Link" text:visited-style-name="Index_20_Link">3.3 Sistemas Lineares<text:tab/>3</text:a></text:p>
          <text:p text:style-name="P9"><text:a xlink:type="simple" xlink:href="#__RefHeading___Toc517_2498704596" text:style-name="Index_20_Link" text:visited-style-name="Index_20_Link">3.4 Inversas<text:tab/>3</text:a></text:p>
          <text:p text:style-name="P9"><text:a xlink:type="simple" xlink:href="#__RefHeading___Toc519_2498704596" text:style-name="Index_20_Link" text:visited-style-name="Index_20_Link">3.5 Determinante<text:tab/>3</text:a></text:p>
          <text:p text:style-name="P8"><text:a xlink:type="simple" xlink:href="#__RefHeading___Toc521_2498704596" text:style-name="Index_20_Link" text:visited-style-name="Index_20_Link">4 Álgebra Linear<text:tab/>4</text:a></text:p>
          <text:p text:style-name="P9"><text:a xlink:type="simple" xlink:href="#__RefHeading___Toc523_2498704596" text:style-name="Index_20_Link" text:visited-style-name="Index_20_Link">4.1 Espaços Vetoriais<text:tab/>4</text:a></text:p>
          <text:p text:style-name="P9"><text:a xlink:type="simple" xlink:href="#__RefHeading___Toc525_2498704596" text:style-name="Index_20_Link" text:visited-style-name="Index_20_Link">4.2 Espaço Gerado<text:tab/>4</text:a></text:p>
          <text:p text:style-name="P9"><text:a xlink:type="simple" xlink:href="#__RefHeading___Toc527_2498704596" text:style-name="Index_20_Link" text:visited-style-name="Index_20_Link">4.3 LI e LD<text:tab/>4</text:a></text:p>
          <text:p text:style-name="P9"><text:a xlink:type="simple" xlink:href="#__RefHeading___Toc529_2498704596" text:style-name="Index_20_Link" text:visited-style-name="Index_20_Link">4.4 Base e Dimensão<text:tab/>4</text:a></text:p>
          <text:p text:style-name="P9"><text:a xlink:type="simple" xlink:href="#__RefHeading___Toc531_2498704596" text:style-name="Index_20_Link" text:visited-style-name="Index_20_Link">4.5 Transformação Linear<text:tab/>4</text:a></text:p>
          <text:p text:style-name="P9"><text:a xlink:type="simple" xlink:href="#__RefHeading___Toc533_2498704596" text:style-name="Index_20_Link" text:visited-style-name="Index_20_Link">4.6 Diagonalização<text:tab/>4</text:a></text:p>
        </text:index-body>
      </text:table-of-content>
      <text:h text:style-name="P14" text:outline-level="1" text:is-list-header="true"><text:soft-page-break/></text:h>
      <text:h text:style-name="P15" text:outline-level="1">Pr<text:span text:style-name="T6">ólogo</text:span></text:h>
      <text:p text:style-name="P11">Planos envolvem o equilíbrio e estudo de dimensões, grau 1, grau 2, grau 3 e grau 4. Parábola, muito associado a antenas (estrutura capta dados e desvia-os para um ponto específico (foco)). Elipse, muito encontrada na litotripsia e hipérbole muito associado a LORAN.</text:p>
      <text:h text:style-name="P14" text:outline-level="1"><text:bookmark-start text:name="__RefHeading___Toc483_2498704596"/>1 Geometria Analítica<text:bookmark-end text:name="__RefHeading___Toc483_2498704596"/></text:h>
      <text:h text:style-name="Heading_20_2" text:outline-level="2"><text:bookmark-start text:name="__RefHeading___Toc485_2498704596"/><text:span text:style-name="T1">1.1 </text:span>Pontos, Coordenadas e Distâncias<text:bookmark-end text:name="__RefHeading___Toc485_2498704596"/></text:h>
      <text:p text:style-name="Text_20_body"/>
      <text:h text:style-name="Heading_20_3" text:outline-level="3"><text:span text:style-name="T7">1.1.1 </text:span>Pontos e Dimensão</text:h>
      <text:p text:style-name="P21"><text:span text:style-name="T2">Pontos:</text:span> Representação de algum valor ou informação em um gráfico, seja ele 2D ou 3D.</text:p>
      <text:p text:style-name="P21">Pontos são representados por letras <text:span text:style-name="T2">maiúsculas</text:span><text:span text:style-name="T8"> seguindo de parênteses e suas coordenadas são separadas por </text:span><text:span text:style-name="T2">vírgula</text:span><text:span text:style-name="T8"> ou </text:span><text:span text:style-name="T2">ponto e vírgula</text:span><text:span text:style-name="T8">.</text:span></text:p>
      <text:p text:style-name="P22"><text:span text:style-name="T8">Pontos são representados através de dimensões, que são dividas das seguintes formas:</text:span></text:p>
      <text:list xml:id="list2632681833" text:style-name="L6">
        <text:list-item>
          <text:p text:style-name="P23"><text:span text:style-name="T8">Dimensão 1: representação feita por P(a) - </text:span><text:span text:style-name="T2">abscissa</text:span><text:span text:style-name="T8"> ou </text:span><text:span text:style-name="T2">eixo x</text:span></text:p>
        </text:list-item>
        <text:list-item>
          <text:p text:style-name="P23"><text:span text:style-name="T8">Dimensão 2: <text:s/>representação feita por P(a, b) - </text:span><text:span text:style-name="T2">ordenada</text:span><text:span text:style-name="T8"> ou </text:span><text:span text:style-name="T2">eixo y</text:span></text:p>
        </text:list-item>
        <text:list-item>
          <text:p text:style-name="P23"><text:span text:style-name="T8">Dimensão 3: representação feita por P(a, b, c) – </text:span><text:span text:style-name="T2">cota</text:span><text:span text:style-name="T8"> ou </text:span><text:span text:style-name="T2">eixo z</text:span></text:p>
        </text:list-item>
      </text:list>
      <text:p text:style-name="P22"><text:span text:style-name="T8"/></text:p>
      <text:h text:style-name="Heading_20_3" text:outline-level="3">1.1.2 Dimensão 1: Retas Real</text:h>
      <text:p text:style-name="P22">Retas são a representação em 1 dimensão onde, dado dois pontos, se é possível desenhar ou visualizar uma reta (ou segmento de reta). Uma representação de segmento de reta contém infinitos pontos, cabendo (mediante uma análise) <text:span text:style-name="T14">destacar pontos específicos que se deseja analisar.</text:span></text:p>
      <text:p text:style-name="P24">Nos segmentos de reta [FOTO]</text:p>
      <text:p text:style-name="P24"/>
      <text:p text:style-name="P26">Cálculo de Distância</text:p>
      <text:p text:style-name="P25"><draw:frame draw:style-name="fr1" draw:name="Objeto1" text:anchor-type="as-char" svg:y="-0.482cm" svg:width="6.976cm" svg:height="0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h text:style-name="Heading_20_3" text:outline-level="3">1.1.3 Dimensão 2: Planos Cartesianos</text:h>
      <text:p text:style-name="P24"><text:span text:style-name="T15">Plano cartesiano representa as 2 dimensões </text:span><text:span text:style-name="T16">com d</text:span>uas retas reais,<text:span text:style-name="T2"> </text:span><text:span text:style-name="T3">eixo x</text:span><text:span text:style-name="T9"> e</text:span><text:span text:style-name="T3"> eixo y</text:span><text:span text:style-name="T9">,</text:span><text:span text:style-name="T2"> </text:span>perpendiculares com inter<text:span text:style-name="T15">seção na origem, </text:span><text:span text:style-name="T16">ou seja, se cruzam em um ponto em comum formando quadrantes</text:span><text:span text:style-name="T15">. </text:span><text:span text:style-name="T16">Um exemplo de representação dos pontos P(1,2), Q(-2,1) <text:s/>e R(3,-2) em um plano cartesiano é representado pela figura abaixo.</text:span></text:p>
      <text:p text:style-name="P27"><text:soft-page-break/>Assim tem-se:</text:p>
      <text:list xml:id="list178378048" text:style-name="L7">
        <text:list-item>
          <text:p text:style-name="P28">Eixo x: <text:span text:style-name="T2">y = 0</text:span><text:span text:style-name="T8"> ∴ </text:span><text:span text:style-name="T10">P(a,0)</text:span></text:p>
        </text:list-item>
        <text:list-item>
          <text:p text:style-name="P29"><text:span text:style-name="T8">Eixo y: </text:span><text:span text:style-name="T2">x = 0</text:span><text:span text:style-name="T8"> ∴ P(0, b)</text:span></text:p>
        </text:list-item>
        <text:list-item>
          <text:p text:style-name="P29"><text:span text:style-name="T8">1° Quadrante: </text:span><text:span text:style-name="T2">x &gt; 0</text:span><text:span text:style-name="T8"> e </text:span><text:span text:style-name="T2">y &gt; 0</text:span></text:p>
        </text:list-item>
        <text:list-item>
          <text:p text:style-name="P29"><text:span text:style-name="T8">2° Quadrante: </text:span><text:span text:style-name="T2">x &lt; 0</text:span><text:span text:style-name="T8"> e </text:span><text:span text:style-name="T2">y &gt; 0</text:span></text:p>
        </text:list-item>
        <text:list-item>
          <text:p text:style-name="P29"><text:span text:style-name="T8">3° Quadrante: </text:span><text:span text:style-name="T2">x &lt; 0</text:span><text:span text:style-name="T8"> e </text:span><text:span text:style-name="T2">y &lt; 0</text:span></text:p>
        </text:list-item>
        <text:list-item>
          <text:p text:style-name="P29"><text:span text:style-name="T8">4° Quadrante: </text:span><text:span text:style-name="T2">x &gt; 0</text:span><text:span text:style-name="T8"> e </text:span><text:span text:style-name="T2">y &lt; 0</text:span></text:p>
        </text:list-item>
      </text:list>
      <text:p text:style-name="P30"><text:span text:style-name="T8"/></text:p>
      <text:p text:style-name="P30"><text:span text:style-name="T8">Exemplo:</text:span></text:p>
      <text:p text:style-name="P30"><text:span text:style-name="T8">Dados os pontos A(2,3), B(-1,2) e C(3,-2)</text:span></text:p>
      <text:p text:style-name="P30"><text:span text:style-name="T8">Calcule: d(A,B), d(A,C) e d(B, C)</text:span></text:p>
      <text:p text:style-name="P30"><text:span text:style-name="T8"/></text:p>
      <text:p text:style-name="P30"><text:span text:style-name="T8">Coordenada em plano cartesiano se relaciona com localização, um dos exemplos citados que envolvem planos cartesianos para localização é o GPS (Global Positioning System ou Sistema de Posicionamento Global) </text:span><text:span text:style-name="T11">onde cada coordenada cartesiana corresponde a uma posição ou valor da posição. </text:span></text:p>
      <text:p text:style-name="P31"><text:span text:style-name="T8">Aplicando o uso de estruturas cartesianas, se é possível trabalhar de 2 maneiras:</text:span></text:p>
      <text:list xml:id="list2470866570" text:style-name="L8">
        <text:list-item>
          <text:p text:style-name="P32"><text:span text:style-name="T8">Estrutura numérica: utilizando álgebra para representar a existência de algo</text:span></text:p>
        </text:list-item>
        <text:list-item>
          <text:p text:style-name="P32"><text:span text:style-name="T8">Estrutura visual: utilizando a geometria para visualização de um comportamento e/ou padrão</text:span></text:p>
        </text:list-item>
      </text:list>
      <text:p text:style-name="P31"><text:span text:style-name="T8"/></text:p>
      <text:h text:style-name="Heading_20_3" text:outline-level="3">1.1.4 Dimensão 3: Espaço Tridimensional</text:h>
      <text:p text:style-name="P31">O <text:span text:style-name="T2">Espaço Tridimensional</text:span><text:span text:style-name="T8"> tem por sua vez uma dimensão a mais que o plano cartesiano, tendo assim a representação espacial, </text:span><text:span text:style-name="T12">muito associada a volumes e questões de preenchimento</text:span><text:span text:style-name="T8">. </text:span><text:span text:style-name="T12">Ela é composta de três retas reais e perpendiculares, duas a duas com interseções nas origem. Assim tem-se:</text:span></text:p>
      <text:list xml:id="list3881203792" text:style-name="L9">
        <text:list-item>
          <text:p text:style-name="P33"><text:span text:style-name="T8">Eixo x: </text:span><text:span text:style-name="T2">y = 0</text:span><text:span text:style-name="T8"> e </text:span><text:span text:style-name="T2">z = 0</text:span><text:span text:style-name="T8"> </text:span><text:span text:style-name="T9">∴ </text:span><text:span text:style-name="T10">P(a,0,</text:span><text:span text:style-name="T8">0</text:span><text:span text:style-name="T10">)</text:span></text:p>
        </text:list-item>
        <text:list-item>
          <text:p text:style-name="P33"><text:span text:style-name="T10">E</text:span><text:span text:style-name="T8">ixo y: </text:span><text:span text:style-name="T2">x = 0</text:span><text:span text:style-name="T8"> e </text:span><text:span text:style-name="T2">z = 0</text:span><text:span text:style-name="T8"> </text:span><text:span text:style-name="T9">∴ </text:span><text:span text:style-name="T10">P(</text:span><text:span text:style-name="T8">0</text:span><text:span text:style-name="T10">,</text:span><text:span text:style-name="T8">b</text:span><text:span text:style-name="T10">,</text:span><text:span text:style-name="T8">0</text:span><text:span text:style-name="T10">)</text:span></text:p>
        </text:list-item>
        <text:list-item>
          <text:p text:style-name="P33"><text:span text:style-name="T10">E</text:span><text:span text:style-name="T8">ixo z: </text:span><text:span text:style-name="T2">x = 0</text:span><text:span text:style-name="T8"> e </text:span><text:span text:style-name="T2">y = 0</text:span><text:span text:style-name="T8"> </text:span><text:span text:style-name="T9">∴ </text:span><text:span text:style-name="T10">P(</text:span><text:span text:style-name="T8">0</text:span><text:span text:style-name="T10">,0,</text:span><text:span text:style-name="T8">c</text:span><text:span text:style-name="T10">)</text:span></text:p>
        </text:list-item>
        <text:list-item>
          <text:p text:style-name="P33"><text:span text:style-name="T10">P</text:span><text:span text:style-name="T8">lano xy: </text:span><text:span text:style-name="T2">z = 0</text:span><text:span text:style-name="T8"> </text:span><text:span text:style-name="T9">∴ </text:span><text:span text:style-name="T10">P(a,</text:span><text:span text:style-name="T8">b</text:span><text:span text:style-name="T10">,0)</text:span></text:p>
        </text:list-item>
        <text:list-item>
          <text:p text:style-name="P33"><text:span text:style-name="T10">P</text:span><text:span text:style-name="T8">lano xz: </text:span><text:span text:style-name="T2">y = 0</text:span><text:span text:style-name="T8"> </text:span><text:span text:style-name="T9">∴ </text:span><text:span text:style-name="T10">P(a,0,</text:span><text:span text:style-name="T8">c</text:span><text:span text:style-name="T10">)</text:span></text:p>
        </text:list-item>
        <text:list-item>
          <text:p text:style-name="P33"><text:span text:style-name="T10">P</text:span><text:span text:style-name="T8">lano yz: </text:span><text:span text:style-name="T2">x = 0</text:span><text:span text:style-name="T8"> </text:span><text:span text:style-name="T9">∴ </text:span><text:span text:style-name="T10">P(0,</text:span><text:span text:style-name="T8">b,c</text:span><text:span text:style-name="T10">)</text:span><text:span text:style-name="T8">]</text:span></text:p>
        </text:list-item>
        <text:list-item>
          <text:p text:style-name="P33"><text:span text:style-name="T8">1° Octante: </text:span><text:span text:style-name="T4">x &gt; <text:s/>0</text:span><text:span text:style-name="T13">, </text:span><text:span text:style-name="T4">y &gt; 0</text:span><text:span text:style-name="T13"> e </text:span><text:span text:style-name="T4">z &gt; 0</text:span></text:p>
        </text:list-item>
        <text:list-item>
          <text:p text:style-name="P34"><text:span text:style-name="T8">2° Octante: </text:span><text:span text:style-name="T2">x &lt; 0</text:span><text:span text:style-name="T8">, </text:span><text:span text:style-name="T2">y &gt; 0</text:span><text:span text:style-name="T8">, </text:span><text:span text:style-name="T2">z &gt; 0</text:span></text:p>
        </text:list-item>
        <text:list-item>
          <text:p text:style-name="P34"><text:soft-page-break/><text:span text:style-name="T8">3° Octante: </text:span><text:span text:style-name="T2">x &lt; 0</text:span><text:span text:style-name="T8">, </text:span><text:span text:style-name="T2">y &lt; 0</text:span><text:span text:style-name="T8"> e </text:span><text:span text:style-name="T2">z &gt; 0</text:span></text:p>
        </text:list-item>
        <text:list-item>
          <text:p text:style-name="P34"><text:span text:style-name="T8">4° Octante: </text:span><text:span text:style-name="T2">x &gt; 0</text:span><text:span text:style-name="T8">, </text:span><text:span text:style-name="T2">y &lt; 0</text:span><text:span text:style-name="T8"> e </text:span><text:span text:style-name="T2">z &gt; 0</text:span></text:p>
        </text:list-item>
        <text:list-item>
          <text:p text:style-name="P34"><text:span text:style-name="T8">5° Octante: </text:span><text:span text:style-name="T2">x &gt; 0</text:span><text:span text:style-name="T8">, </text:span><text:span text:style-name="T2">y &gt; 0</text:span><text:span text:style-name="T8"> e </text:span><text:span text:style-name="T2">z &lt; 0</text:span></text:p>
        </text:list-item>
        <text:list-item>
          <text:p text:style-name="P34"><text:span text:style-name="T8">6° Octante: </text:span><text:span text:style-name="T2">x &lt; 0</text:span><text:span text:style-name="T8">, </text:span><text:span text:style-name="T2">y &gt; 0</text:span><text:span text:style-name="T8"> e </text:span><text:span text:style-name="T2">z &lt; 0</text:span></text:p>
        </text:list-item>
        <text:list-item>
          <text:p text:style-name="P34"><text:span text:style-name="T8">7° Octante: </text:span><text:span text:style-name="T2">x &lt; 0</text:span><text:span text:style-name="T8">, </text:span><text:span text:style-name="T2">y &lt; 0</text:span><text:span text:style-name="T8"> e </text:span><text:span text:style-name="T2">z &lt; 0</text:span></text:p>
        </text:list-item>
        <text:list-item>
          <text:p text:style-name="P34"><text:span text:style-name="T8">8° Octante: </text:span><text:span text:style-name="T2">x &gt; 0</text:span><text:span text:style-name="T8">, </text:span><text:span text:style-name="T2">y &lt; 0</text:span><text:span text:style-name="T8"> e </text:span><text:span text:style-name="T2">z &lt; 0</text:span></text:p>
        </text:list-item>
      </text:list>
      <text:p text:style-name="P35"><text:span text:style-name="T2"/></text:p>
      <text:h text:style-name="Heading_20_2" text:outline-level="2"><text:bookmark-start text:name="__RefHeading___Toc487_2498704596"/><text:span text:style-name="T1">1.2 </text:span>Vetores<text:bookmark-end text:name="__RefHeading___Toc487_2498704596"/></text:h>
      <text:h text:style-name="Heading_20_3" text:outline-level="3"><text:bookmark-start text:name="__RefHeading___Toc489_2498704596"/><text:span text:style-name="T1">1.2.1 </text:span>Tratamento Geométrico<text:bookmark-end text:name="__RefHeading___Toc489_2498704596"/></text:h>
      <text:h text:style-name="Heading_20_3" text:outline-level="3"><text:bookmark-start text:name="__RefHeading___Toc491_2498704596"/><text:span text:style-name="T1">1.2.2 </text:span>Tratamento Algébrico<text:bookmark-end text:name="__RefHeading___Toc491_2498704596"/></text:h>
      <text:h text:style-name="Heading_20_2" text:outline-level="2"><text:bookmark-start text:name="__RefHeading___Toc493_2498704596"/><text:span text:style-name="T1">1.3 </text:span>Operações<text:bookmark-end text:name="__RefHeading___Toc493_2498704596"/></text:h>
      <text:h text:style-name="Heading_20_2" text:outline-level="2"><text:bookmark-start text:name="__RefHeading___Toc495_2498704596"/><text:span text:style-name="T1">1.4 </text:span>Produtos Entre Vetores<text:bookmark-end text:name="__RefHeading___Toc495_2498704596"/></text:h>
      <text:h text:style-name="Heading_20_2" text:outline-level="2"><text:bookmark-start text:name="__RefHeading___Toc497_2498704596"/><text:span text:style-name="T1">1.5 </text:span>Retas<text:bookmark-end text:name="__RefHeading___Toc497_2498704596"/></text:h>
      <text:h text:style-name="Heading_20_2" text:outline-level="2"><text:bookmark-start text:name="__RefHeading___Toc499_2498704596"/><text:span text:style-name="T1">1.6 </text:span>Planos<text:bookmark-end text:name="__RefHeading___Toc499_2498704596"/></text:h>
      <text:p text:style-name="P3"/>
      <text:h text:style-name="Heading_20_1" text:outline-level="1"><text:bookmark-start text:name="__RefHeading___Toc501_2498704596"/><text:span text:style-name="T1">2 </text:span>Cônicas<text:bookmark-end text:name="__RefHeading___Toc501_2498704596"/></text:h>
      <text:h text:style-name="Heading_20_2" text:outline-level="2"><text:bookmark-start text:name="__RefHeading___Toc503_2498704596"/><text:span text:style-name="T1">2.1 </text:span>Parábolas<text:bookmark-end text:name="__RefHeading___Toc503_2498704596"/></text:h>
      <text:h text:style-name="Heading_20_2" text:outline-level="2"><text:bookmark-start text:name="__RefHeading___Toc505_2498704596"/><text:span text:style-name="T1">2.2 </text:span>Elipses<text:bookmark-end text:name="__RefHeading___Toc505_2498704596"/></text:h>
      <text:h text:style-name="Heading_20_2" text:outline-level="2"><text:bookmark-start text:name="__RefHeading___Toc507_2498704596"/><text:span text:style-name="T1">2.3 </text:span>Hipérboles<text:bookmark-end text:name="__RefHeading___Toc507_2498704596"/></text:h>
      <text:p text:style-name="P3"/>
      <text:h text:style-name="Heading_20_1" text:outline-level="1"><text:bookmark-start text:name="__RefHeading___Toc509_2498704596"/><text:soft-page-break/><text:span text:style-name="T1">3 </text:span>Matrize<text:span text:style-name="T1">s</text:span><text:bookmark-end text:name="__RefHeading___Toc509_2498704596"/></text:h>
      <text:h text:style-name="Heading_20_2" text:outline-level="2"><text:bookmark-start text:name="__RefHeading___Toc511_2498704596"/><text:span text:style-name="T1">3.1 </text:span>Definição<text:bookmark-end text:name="__RefHeading___Toc511_2498704596"/></text:h>
      <text:h text:style-name="Heading_20_2" text:outline-level="2"><text:bookmark-start text:name="__RefHeading___Toc513_2498704596"/><text:span text:style-name="T1">3.2 </text:span>Operações<text:bookmark-end text:name="__RefHeading___Toc513_2498704596"/></text:h>
      <text:h text:style-name="Heading_20_2" text:outline-level="2"><text:bookmark-start text:name="__RefHeading___Toc515_2498704596"/><text:span text:style-name="T1">3.3 </text:span>Sistemas Lineares<text:bookmark-end text:name="__RefHeading___Toc515_2498704596"/></text:h>
      <text:h text:style-name="Heading_20_2" text:outline-level="2"><text:bookmark-start text:name="__RefHeading___Toc517_2498704596"/><text:span text:style-name="T1">3.4 </text:span>Inversas<text:bookmark-end text:name="__RefHeading___Toc517_2498704596"/></text:h>
      <text:h text:style-name="Heading_20_2" text:outline-level="2"><text:bookmark-start text:name="__RefHeading___Toc519_2498704596"/><text:span text:style-name="T1">3.5 </text:span>Determinante<text:bookmark-end text:name="__RefHeading___Toc519_2498704596"/></text:h>
      <text:p text:style-name="P3"/>
      <text:h text:style-name="Heading_20_1" text:outline-level="1"><text:bookmark-start text:name="__RefHeading___Toc521_2498704596"/><text:span text:style-name="T1">4 </text:span>Álgebra Linear<text:bookmark-end text:name="__RefHeading___Toc521_2498704596"/></text:h>
      <text:h text:style-name="Heading_20_2" text:outline-level="2"><text:bookmark-start text:name="__RefHeading___Toc523_2498704596"/><text:span text:style-name="T1">4.1 </text:span>Espaços Vetoriais<text:bookmark-end text:name="__RefHeading___Toc523_2498704596"/></text:h>
      <text:h text:style-name="Heading_20_2" text:outline-level="2"><text:bookmark-start text:name="__RefHeading___Toc525_2498704596"/><text:span text:style-name="T1">4.2 </text:span>Espaço Gerado<text:bookmark-end text:name="__RefHeading___Toc525_2498704596"/></text:h>
      <text:h text:style-name="Heading_20_2" text:outline-level="2"><text:bookmark-start text:name="__RefHeading___Toc527_2498704596"/><text:span text:style-name="T1">4.3 </text:span>LI <text:s/>e LD<text:bookmark-end text:name="__RefHeading___Toc527_2498704596"/></text:h>
      <text:h text:style-name="Heading_20_2" text:outline-level="2"><text:bookmark-start text:name="__RefHeading___Toc529_2498704596"/><text:span text:style-name="T1">4.4 </text:span>Base e Dimensão<text:bookmark-end text:name="__RefHeading___Toc529_2498704596"/></text:h>
      <text:h text:style-name="Heading_20_2" text:outline-level="2"><text:bookmark-start text:name="__RefHeading___Toc531_2498704596"/><text:span text:style-name="T1">4.5 </text:span>Transformação Linear<text:bookmark-end text:name="__RefHeading___Toc531_2498704596"/></text:h>
      <text:h text:style-name="Heading_20_2" text:outline-level="2"><text:bookmark-start text:name="__RefHeading___Toc533_2498704596"/><text:span text:style-name="T1">4.6 </text:span>Diagonalização<text:bookmark-end text:name="__RefHeading___Toc533_2498704596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1:52:34.158215806</meta:creation-date>
    <dc:date>2024-09-17T11:43:51.191224680</dc:date>
    <meta:editing-duration>PT19H18M37S</meta:editing-duration>
    <meta:editing-cycles>6</meta:editing-cycles>
    <meta:generator>LibreOffice/7.3.7.2$Linux_X86_64 LibreOffice_project/30$Build-2</meta:generator>
    <meta:document-statistic meta:table-count="1" meta:image-count="0" meta:object-count="1" meta:page-count="6" meta:paragraph-count="157" meta:word-count="971" meta:character-count="5191" meta:non-whitespace-character-count="4412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o fence="true" form="prefix" stretchy="true">|</mo>
          <mrow>
            <mrow>
              <msub>
                <mi>b</mi>
                <mn>1</mn>
              </msub>
              <mo stretchy="false">−</mo>
              <msub>
                <mi>a</mi>
                <mn>1</mn>
              </msub>
            </mrow>
          </mrow>
          <mo fence="true" form="postfix" stretchy="true">|</mo>
        </mrow>
        <mo stretchy="false">=</mo>
        <msqrt>
          <msup>
            <mrow>
              <mo fence="true" form="prefix" stretchy="false">(</mo>
              <mrow>
                <mrow>
                  <msub>
                    <mi>b</mi>
                    <mn>1</mn>
                  </msub>
                  <mo stretchy="false">−</mo>
                  <msub>
                    <mi>a</mi>
                    <mn>1</mn>
                  </msub>
                </mrow>
              </mrow>
              <mo fence="true" form="postfix" stretchy="false">)</mo>
            </mrow>
            <mn>2</mn>
          </msup>
        </msqrt>
        <mo stretchy="false">=</mo>
        <mi>d</mi>
      </mrow>
      <mrow>
        <mo fence="true" form="prefix" stretchy="false">(</mo>
        <mrow>
          <mrow>
            <mi>B</mi>
            <mi>,</mi>
            <mi>A</mi>
          </mrow>
        </mrow>
        <mo fence="true" form="postfix" stretchy="false">)</mo>
      </mrow>
    </mrow>
    <annotation encoding="StarMath 5.0">d(A, B) = abs{ b_{1} - a_{1}  } = sqrt{ ( b_{1} - a_{1} )^{2} } = d(B, A)</annotation>
  </semantics>
</math>
</file>